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62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64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7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56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84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54cm" fo:padding-top="0cm" fo:padding-bottom="0cm" fo:padding-left="0cm" fo:padding-right="0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.3999996185303pt" style:font-size-asian="18.3999996185303pt" style:font-size-complex="18.3999996185303pt"/>
    </style:style>
    <style:style style:name="P4" style:family="paragraph">
      <loext:graphic-properties draw:fill="none"/>
      <style:text-properties fo:font-size="17pt" style:font-size-asian="17pt" style:font-size-complex="1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7.5pt" style:font-size-asian="7.5pt" style:font-size-complex="7.5pt"/>
    </style:style>
    <style:style style:name="P7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8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9" style:family="paragraph">
      <style:paragraph-properties fo:text-align="center"/>
    </style:style>
    <style:style style:name="T1" style:family="text">
      <style:text-properties fo:color="#000000" style:font-name="DejaVu Sans" fo:font-size="18.3999996185303pt" fo:font-weight="bold" style:font-size-asian="18.3999996185303pt" style:font-name-complex="DejaVu Sans" style:font-size-complex="18.3999996185303pt" style:font-weight-complex="bold"/>
    </style:style>
    <style:style style:name="T2" style:family="text">
      <style:text-properties fo:color="#000000" style:font-name="DejaVu Sans" fo:font-size="17pt" style:font-size-asian="17pt" style:font-name-complex="DejaVu Sans" style:font-size-complex="17pt"/>
    </style:style>
    <style:style style:name="T3" style:family="text">
      <style:text-properties fo:color="#000000" style:font-name="OpenSymbol" fo:font-size="12pt" style:font-size-asian="12pt" style:font-name-complex="OpenSymbol" style:font-size-complex="12pt"/>
    </style:style>
    <style:style style:name="T4" style:family="text">
      <style:text-properties fo:color="#000000" style:font-name="Liberation Serif" fo:font-size="12pt" fo:font-style="italic" style:font-size-asian="12pt" style:font-name-complex="Liberation Serif" style:font-size-complex="12pt" style:font-style-complex="italic"/>
    </style:style>
    <style:style style:name="T5" style:family="text">
      <style:text-properties fo:color="#000000" style:font-name="OpenSymbol" fo:font-size="7.5pt" style:font-size-asian="7.5pt" style:font-name-complex="OpenSymbol" style:font-size-complex="7.5pt"/>
    </style:style>
    <style:style style:name="T6" style:family="text">
      <style:text-properties fo:color="#000000" style:font-name="Liberation Serif" fo:font-size="7.19999980926514pt" style:font-size-asian="7.19999980926514pt" style:font-name-complex="Liberation Serif" style:font-size-complex="7.19999980926514pt"/>
    </style:style>
    <style:style style:name="T7" style:family="text">
      <style:text-properties fo:color="#000000" style:font-name="OpenSymbol" fo:font-size="12.3999996185303pt" style:font-size-asian="12.3999996185303pt" style:font-name-complex="OpenSymbol" style:font-size-complex="12.3999996185303pt"/>
    </style:style>
    <style:style style:name="T8" style:family="text">
      <style:text-properties fo:color="#000000" style:font-name="Liberation Serif" fo:font-size="7.19999980926514pt" fo:font-style="italic" style:font-size-asian="7.19999980926514pt" style:font-name-complex="Liberation Serif" style:font-size-complex="7.19999980926514pt" style:font-style-complex="italic"/>
    </style:style>
    <style:style style:name="T9" style:family="text">
      <style:text-properties fo:color="#000000" style:font-name="Liberation Serif" fo:font-size="12pt" style:font-size-asian="12pt" style:font-name-complex="Liberation Serif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89cm" svg:height="1.154cm" svg:x="1.866cm" svg:y="0.733cm" svg:viewBox="0 0 16990 1155" draw:points="0,1155 16990,1155 16990,0 0,0">
          <text:p/>
        </draw:polygon>
        <draw:polygon draw:style-name="gr1" draw:text-style-name="P1" draw:layer="layout" svg:width="16.989cm" svg:height="2.497cm" svg:x="1.866cm" svg:y="23.738cm" svg:viewBox="0 0 16990 2498" draw:points="0,2498 16990,2498 16990,0 0,0">
          <text:p/>
        </draw:polygon>
        <draw:frame draw:style-name="gr2" draw:text-style-name="P3" draw:layer="layout" svg:width="3.626cm" svg:height="0.755cm" svg:x="8.541cm" svg:y="0.935cm">
          <draw:text-box>
            <text:p text:style-name="P2"><text:span text:style-name="T1">Untitled 1</text:span></text:p>
          </draw:text-box>
        </draw:frame>
        <draw:frame draw:style-name="gr3" draw:text-style-name="P4" draw:layer="layout" svg:width="15.644cm" svg:height="0.7cm" svg:x="2.558cm" svg:y="24.039cm">
          <draw:text-box>
            <text:p text:style-name="P2"><text:span text:style-name="T2">(p, v) = f_%theta ( s ) l = ( z-v^2) - %pi^T log p + c</text:span></text:p>
          </draw:text-box>
        </draw:frame>
        <draw:polygon draw:style-name="gr1" draw:text-style-name="P1" draw:layer="layout" svg:width="16.989cm" svg:height="21.35cm" svg:x="1.866cm" svg:y="2.186cm" svg:viewBox="0 0 16990 21351" draw:points="0,21351 16990,21351 16990,0 0,0">
          <text:p/>
        </draw:polygon>
        <draw:frame draw:style-name="gr4" draw:text-style-name="P4" draw:layer="layout" svg:width="6.763cm" svg:height="0.7cm" svg:x="2.558cm" svg:y="24.737cm">
          <draw:text-box>
            <text:p text:style-name="P2"><text:span text:style-name="T2">ldline %theta rdline^2</text:span></text:p>
          </draw:text-box>
        </draw:frame>
        <draw:frame draw:style-name="gr5" draw:text-style-name="P5" draw:layer="layout" svg:width="1.564cm" svg:height="0.422cm" svg:x="6.907cm" svg:y="12.703cm">
          <draw:text-box>
            <text:p text:style-name="P2"><text:span text:style-name="T3">(</text:span><text:span text:style-name="T4"> p , v</text:span><text:span text:style-name="T3">)=</text:span><text:span text:style-name="T4">f</text:span></text:p>
          </draw:text-box>
        </draw:frame>
        <draw:frame draw:style-name="gr6" draw:text-style-name="P6" draw:layer="layout" svg:width="0.253cm" svg:height="0.253cm" svg:x="8.521cm" svg:y="12.905cm">
          <draw:text-box>
            <text:p text:style-name="P2"><text:span text:style-name="T5">θ</text:span></text:p>
          </draw:text-box>
        </draw:frame>
        <draw:frame draw:style-name="gr7" draw:text-style-name="P5" draw:layer="layout" svg:width="1.843cm" svg:height="0.422cm" svg:x="8.636cm" svg:y="12.703cm">
          <draw:text-box>
            <text:p text:style-name="P2"><text:span text:style-name="T3">(</text:span><text:span text:style-name="T4">s</text:span><text:span text:style-name="T3">)</text:span><text:span text:style-name="T4">l</text:span><text:span text:style-name="T3">=(</text:span><text:span text:style-name="T4"> z</text:span><text:span text:style-name="T3">−</text:span><text:span text:style-name="T4">v</text:span></text:p>
          </draw:text-box>
        </draw:frame>
        <draw:frame draw:style-name="gr6" draw:text-style-name="P7" draw:layer="layout" svg:width="0.253cm" svg:height="0.253cm" svg:x="10.597cm" svg:y="12.608cm">
          <draw:text-box>
            <text:p text:style-name="P2"><text:span text:style-name="T6">2</text:span></text:p>
          </draw:text-box>
        </draw:frame>
        <draw:frame draw:style-name="gr8" draw:text-style-name="P5" draw:layer="layout" svg:width="0.48cm" svg:height="0.422cm" svg:x="10.742cm" svg:y="12.703cm">
          <draw:text-box>
            <text:p text:style-name="P2"><text:span text:style-name="T3">)−</text:span></text:p>
          </draw:text-box>
        </draw:frame>
        <draw:frame draw:style-name="gr9" draw:text-style-name="P8" draw:layer="layout" svg:width="0.422cm" svg:height="0.422cm" svg:x="11.318cm" svg:y="12.703cm">
          <draw:text-box>
            <text:p text:style-name="P2"><text:span text:style-name="T7">π</text:span></text:p>
          </draw:text-box>
        </draw:frame>
        <draw:frame draw:style-name="gr6" draw:text-style-name="P7" draw:layer="layout" svg:width="0.253cm" svg:height="0.253cm" svg:x="11.479cm" svg:y="12.608cm">
          <draw:text-box>
            <text:p text:style-name="P2"><text:span text:style-name="T8">T</text:span></text:p>
          </draw:text-box>
        </draw:frame>
        <draw:frame draw:style-name="gr10" draw:text-style-name="P5" draw:layer="layout" svg:width="1.54cm" svg:height="0.422cm" svg:x="11.709cm" svg:y="12.703cm">
          <draw:text-box>
            <text:p text:style-name="P2"><text:span text:style-name="T9">log</text:span><text:span text:style-name="T4"> p</text:span><text:span text:style-name="T3">+</text:span><text:span text:style-name="T4">c</text:span><text:span text:style-name="T3">‖</text:span></text:p>
          </draw:text-box>
        </draw:frame>
        <draw:frame draw:style-name="gr9" draw:text-style-name="P8" draw:layer="layout" svg:width="0.422cm" svg:height="0.422cm" svg:x="13.371cm" svg:y="12.703cm">
          <draw:text-box>
            <text:p text:style-name="P2"><text:span text:style-name="T7">θ</text:span></text:p>
          </draw:text-box>
        </draw:frame>
        <draw:frame draw:style-name="gr9" draw:text-style-name="P5" draw:layer="layout" svg:width="0.422cm" svg:height="0.422cm" svg:x="13.487cm" svg:y="12.703cm">
          <draw:text-box>
            <text:p text:style-name="P2"><text:span text:style-name="T3">‖</text:span></text:p>
          </draw:text-box>
        </draw:frame>
        <draw:frame draw:style-name="gr6" draw:text-style-name="P7" draw:layer="layout" svg:width="0.253cm" svg:height="0.253cm" svg:x="13.688cm" svg:y="12.608cm">
          <draw:text-box>
            <text:p text:style-name="P2"><text:span text:style-name="T6">2</text:span></text:p>
          </draw:text-box>
        </draw:frame>
        <draw:frame draw:style-name="gr11" draw:text-style-name="P9" draw:layer="layout" svg:width="4.658cm" svg:height="5.257cm" svg:x="9.51cm" svg:y="14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1.8cm" fo:margin-right="1cm" fo:page-width="20.98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9T13:27:43.893194812</dc:date>
    <meta:editing-duration>PT10M20S</meta:editing-duration>
    <meta:editing-cycles>2</meta:editing-cycles>
    <meta:generator>LibreOffice/6.0.3.2$Linux_X86_64 LibreOffice_project/0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table>
      <mtr>
        <mtd>
          <mtext>Description:</mtext>
        </mtd>
      </mtr>
      <mtr>
        <mtd>
          <mrow/>
        </mtd>
      </mtr>
      <mtr>
        <mtd>
          <mrow>
            <mi>s</mi>
            <mi mathvariant="normal">:</mi>
            <mtext>Game State</mtext>
          </mrow>
        </mtd>
      </mtr>
      <mtr>
        <mtd>
          <mrow/>
        </mtd>
      </mtr>
      <mtr>
        <mtd>
          <mrow>
            <mi>p</mi>
            <mi mathvariant="normal">:</mi>
            <mtext>Predicted Policy</mtext>
          </mrow>
        </mtd>
      </mtr>
      <mtr>
        <mtd>
          <mrow/>
        </mtd>
      </mtr>
      <mtr>
        <mtd>
          <mrow>
            <mi>π</mi>
            <mi mathvariant="normal">:</mi>
            <mtext>True Policy</mtext>
          </mrow>
        </mtd>
      </mtr>
      <mtr>
        <mtd>
          <mrow/>
        </mtd>
      </mtr>
      <mtr>
        <mtd>
          <mrow>
            <mi>v</mi>
            <mi mathvariant="normal">:</mi>
            <mtext>Predicted Value</mtext>
          </mrow>
        </mtd>
      </mtr>
      <mtr>
        <mtd>
          <mrow/>
        </mtd>
      </mtr>
      <mtr>
        <mtd>
          <mrow>
            <mi>z</mi>
            <mi mathvariant="normal">:</mi>
            <mtext>True Value</mtext>
          </mrow>
        </mtd>
      </mtr>
      <mtr>
        <mtd>
          <mrow/>
        </mtd>
      </mtr>
      <mtr>
        <mtd>
          <mrow>
            <mi>c</mi>
            <mi mathvariant="normal">:</mi>
            <mtext>Regularization constant</mtext>
          </mrow>
        </mtd>
      </mtr>
    </mtable>
    <annotation encoding="StarMath 5.0">"Description:"
newline
newline
s: "Game State"
newline
newline
p: "Predicted Policy"
newline
newline
%pi: "True Policy"
newline
newline
v: "Predicted Value"
newline
newline
z: "True Value"
newline
newline
c: "Regularization constant"
</annotation>
  </semantics>
</math>
</file>